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004eb" officeooo:paragraph-rsid="000004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oadmap microservices with Spring Boot and Java 8</text:h>
      <text:p text:style-name="P1"/>
      <text:p text:style-name="P1">1 - Config service + config repo (gitHub)</text:p>
      <text:p text:style-name="P1"/>
      <text:p text:style-name="P1"/>
      <text:p text:style-name="P1">2 - Discovery service (Eureka)</text:p>
      <text:p text:style-name="P1"/>
      <text:p text:style-name="P1"/>
      <text:p text:style-name="P1">3 - Gateway service (Spring Cloud Gateway)</text:p>
      <text:p text:style-name="P1"/>
      <text:p text:style-name="P1"/>
      <text:p text:style-name="P1">4 – User service (CRUD)</text:p>
      <text:p text:style-name="P1"><text:s text:c="10"/>PostgreSql</text:p>
      <text:p text:style-name="P1"><text:s text:c="10"/>MongoDb</text:p>
      <text:p text:style-name="P1"><text:s text:c="10"/>LDAP</text:p>
      <text:p text:style-name="P1"><text:s text:c="10"/>(Redis?)</text:p>
      <text:p text:style-name="P1"/>
      <text:p text:style-name="P1">5 – Securization of user service endpoints with JW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3:14:09.628517789</meta:creation-date>
    <dc:date>2020-03-15T13:25:34.155771041</dc:date>
    <meta:editing-duration>PT1M14S</meta:editing-duration>
    <meta:editing-cycles>1</meta:editing-cycles>
    <meta:document-statistic meta:table-count="0" meta:image-count="0" meta:object-count="0" meta:page-count="1" meta:paragraph-count="10" meta:word-count="44" meta:character-count="305" meta:non-whitespace-character-count="229"/>
    <meta:generator>LibreOffice/5.2.7.2$Linux_X86_64 LibreOffice_project/20m0$Build-2</meta:generator>
  </office:meta>
</office:document-meta>
</file>